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GlossaryEntry">
      <style:paragraph-properties fo:margin-top="0in" fo:margin-bottom="0.0693in" style:line-height-at-least="0.1528in"/>
      <style:text-properties style:font-name="Courier" fo:font-size="9pt" style:font-name-asian="Courier" style:font-size-asian="9pt" style:font-name-complex="Courier" style:font-size-complex="9pt"/>
    </style:style>
    <style:style style:name="P4" style:family="paragraph" style:parent-style-name="GlossaryEntry">
      <style:text-properties fo:font-weight="normal" style:font-weight-asian="normal" style:font-weight-complex="normal" text:display="true"/>
    </style:style>
    <style:style style:name="P5" style:family="paragraph" style:parent-style-name="Body" style:master-page-name="Standard">
      <style:paragraph-properties style:page-number="auto"/>
    </style:style>
    <style:style style:name="T1" style:family="text">
      <style:text-properties fo:font-variant="normal" fo:text-transform="none" style:text-position="0% 100%"/>
    </style:style>
    <style:style style:name="T2" style:family="text">
      <style:text-properties fo:font-variant="normal" fo:text-transform="none" style:text-position="0% 100%" text:display="true"/>
    </style:style>
    <style:style style:name="T3" style:family="text">
      <style:text-properties text:display="true"/>
    </style:style>
    <style:style style:name="T4" style:family="text">
      <style:text-properties fo:letter-spacing="-0.0028in"/>
    </style:style>
    <style:style style:name="T5" style:family="text">
      <style:text-properties style:font-name="Times" fo:font-size="10pt" style:font-name-asian="Times" style:font-size-asian="10pt" style:font-name-complex="Times" style:font-size-complex="10pt"/>
    </style:style>
    <style:style style:name="T6" style:family="text">
      <style:text-properties style:font-name="Times" fo:font-size="10pt" fo:font-weight="normal" style:font-name-asian="Times" style:font-size-asian="10pt" style:font-weight-asian="normal" style:font-name-complex="Times" style:font-size-complex="10pt"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ppendix"/>
      </text:sequence-decls>
      <text:user-field-decls>
        <text:user-field-decl office:value-type="string" office:string-value="9 Oct 07" text:name="SAVEDATE  \@ &quot;M'/'d'/'yy&quot;"/>
      </text:user-field-decls>
      <text:p text:style-name="P5"/>
      <text:h text:style-name="Heading_20_1" text:outline-level="1"><text:reference-mark-start text:name="CmdRefApp"/>Command<text:bookmark-start text:name="RTF320036003400370034003a00"/> Reference<text:bookmark-end text:name="RTF320036003400370034003a00"/><text:reference-mark-end text:name="CmdRefApp"/></text:h>
      <text:p text:style-name="Body">In the command descriptions that follow, <text:span text:style-name="CodeBold">this face</text:span> indicates literal text you should type, <text:span text:style-name="Operand">this face</text:span> indicates operand text you should modify, [bracketed text] indicates text you may choose to omit (never type the brackets), and the + symbol indicates items you may repeat. The syntax of the command language is described in "<text:reference-ref text:reference-format="text" text:ref-name="CmdLangChap"/>" on page <text:reference-ref text:reference-format="page" text:ref-name="CmdLangChap"/>.</text:p>
      <text:p text:style-name="Body">The order in which commands appear here is the order in which they may be abbreviated: any command may be abbreviated to as few letters as are needed to distinguish it from all commands preceding it in the list below. For example, the "<text:span text:style-name="CodeBold">step</text:span>" command may be spelled out in full or abbreviated as "<text:span text:style-name="CodeBold">ste</text:span>", "<text:span text:style-name="CodeBold">st</text:span>", or "<text:span text:style-name="CodeBold">s</text:span>". The "<text:span text:style-name="CodeBold">save</text:span>" command can be spelled out in full or abbreviated as "<text:span text:style-name="CodeBold">sav</text:span>" or "<text:span text:style-name="CodeBold">sa</text:span>". It can't be abbreviated as "<text:span text:style-name="CodeBold">s</text:span>" because it follows "<text:span text:style-name="CodeBold">step</text:span>" in the list below.</text:p>
      <text:p text:style-name="GlossaryEntry"><text:span text:style-name="CodeBold">.</text:span> <text:span text:style-name="Operand">filename</text:span></text:p>
      <text:p text:style-name="GlossaryText">Execute commands from the command file specified by <text:span text:style-name="Operand">filename</text:span>. The file is opened and its contents are executed as if they were entered from the keyboard. When the contents are exhausted, <text:span text:style-name="ItalicTitle">ski</text:span> and <text:span text:style-name="ItalicTitle">xski</text:span> resume reading commands from the keyboard. <text:span text:style-name="ItalicTitle">bski</text:span>, on the other hand, executes a <text:span text:style-name="CodeBold">run</text:span> command and then a <text:span text:style-name="CodeBold">quit</text:span> command (unless, of course, the command file already executed a <text:span text:style-name="CodeBold">quit</text:span> command). Command files can be nested to a reasonable level. See "<text:reference-ref text:reference-format="text" text:ref-name="CmdFileChap"/>" on page <text:reference-ref text:reference-format="page" text:ref-name="CmdFileChap"/>.</text:p>
      <text:p text:style-name="GlossaryEntry"><text:span text:style-name="CodeBold">#</text:span> <text:span text:style-name="Operand">comment</text:span></text:p>
      <text:p text:style-name="GlossaryText">Comments may be used to help document the design and implementation of command files. A comment is any part of a line following an octothorpe ("<text:span text:style-name="CodeBold">#</text:span>"). The octothorpe and everything following it on the line are ignored. See "<text:reference-ref text:reference-format="text" text:ref-name="ComCmdFiles"/>" on page <text:reference-ref text:reference-format="page" text:ref-name="ComCmdFiles"/>.</text:p>
      <text:p text:style-name="GlossaryEntry"><text:span text:style-name="Operand">label</text:span><text:span text:style-name="CodeBold">:</text:span></text:p>
      <text:p text:style-name="GlossaryText">Labels are targets for <text:span text:style-name="CodeBold">goto</text:span> commands and are valid only in command files. See "<text:reference-ref text:reference-format="text" text:ref-name="LabelCmdFiles"/>" on page <text:reference-ref text:reference-format="page" text:ref-name="LabelCmdFiles"/></text:p>
      <text:p text:style-name="GlossaryEntry"><text:span text:style-name="CodeBold">=</text:span> <text:span text:style-name="Operand">register_name</text:span> <text:span text:style-name="Operand">value</text:span></text:p>
      <text:p text:style-name="GlossaryText">Assign <text:span text:style-name="Operand">value</text:span> to the register specified by <text:span text:style-name="Operand">register_name</text:span>. Unless a modifying prefix such as <text:span text:style-name="CodeBold">0d</text:span>, <text:span text:style-name="CodeBold">0o</text:span>, or <text:span text:style-name="CodeBold">0b</text:span> is used, <text:span text:style-name="Operand">value</text:span> will be treated as a hexadecimal number. See "<text:reference-ref text:reference-format="text" text:ref-name="ChgRegMem"/>" on page <text:reference-ref text:reference-format="page" text:ref-name="ChgRegMem"/>. The register names recognized by Ski are listed in "<text:reference-ref text:reference-format="text" text:ref-name="RegNameApp"/>" on page <text:reference-ref text:reference-format="page" text:ref-name="RegNameApp"/>.</text:p>
      <text:p text:style-name="GlossaryEntry"><text:span text:style-name="CodeBold">=1</text:span> <text:span text:style-name="Operand">address</text:span> <text:span text:style-name="Operand">value+</text:span></text:p>
      <text:p text:style-name="GlossaryEntry"><text:span text:style-name="CodeBold">=2</text:span> <text:span text:style-name="Operand">address</text:span> <text:span text:style-name="Operand">value+</text:span></text:p>
      <text:p text:style-name="GlossaryEntry"><text:span text:style-name="CodeBold">=4</text:span> <text:span text:style-name="Operand">address</text:span> <text:span text:style-name="Operand">value+</text:span></text:p>
      <text:p text:style-name="GlossaryEntry"><text:span text:style-name="CodeBold">=8</text:span> <text:span text:style-name="Operand">address</text:span> <text:span text:style-name="Operand">value+</text:span></text:p>
      <text:p text:style-name="GlossaryText">The <text:span text:style-name="Operand">value</text:span> is assigned to the specified location in memory. The old value at the location is lost. The location may be on any allocated page, including instruction pages. Multiple values separated by whitespace may be supplied; if so, they will be assigned to sequential memory addresses. Unless a modifying prefix such as <text:span text:style-name="CodeBold">0d</text:span>, <text:span text:style-name="CodeBold">0o</text:span>, or <text:span text:style-name="CodeBold">0b</text:span> is used, <text:span text:style-name="Operand">value</text:span> will be treated as a hexadecimal number. See "<text:reference-ref text:reference-format="text" text:ref-name="ChgRegMem"/>" on page <text:reference-ref text:reference-format="page" text:ref-name="ChgRegMem"/>.</text:p>
      <text:p text:style-name="GlossaryText">The <text:span text:style-name="CodeBold">=1</text:span> command truncates any extra high-order bytes of the <text:span text:style-name="Operand">value</text:span> to make a single byte. The <text:span text:style-name="CodeBold">=2</text:span> command truncates or pads (with zero) the high order bytes of the <text:span text:style-name="Operand">value</text:span> as necessary to make a two-byte quantity. Similarly, the <text:span text:style-name="CodeBold">=4</text:span> and <text:span text:style-name="CodeBold">=8</text:span> commands truncate or pad high order bytes to make four- and eight-byte quantities, respectively. The <text:span text:style-name="Bitfield">psr.be</text:span> bit controls whether the data is stored in big-endian or little-endian format.</text:p>
      <text:p text:style-name="GlossaryEntry"><text:span text:style-name="CodeBold">=s</text:span> <text:span text:style-name="Operand">address</text:span> <text:span text:style-name="Operand">string_without_spaces</text:span></text:p>
      <text:p text:style-name="GlossaryText"><text:soft-page-break/>The <text:span text:style-name="Operand">string_without_spaces</text:span> is assigned to memory locations starting at the location specified by <text:span text:style-name="Operand">address</text:span>. A null byte is added to the end of the string automatically. The old value at the location is lost. The location may be on any allocated page, including instruction pages. Multiple values may not be supplied. The string may not contain spaces and quoting it is not a workaround. See "<text:reference-ref text:reference-format="text" text:ref-name="ChgRegMem"/>" on page <text:reference-ref text:reference-format="page" text:ref-name="ChgRegMem"/>.</text:p>
      <text:p text:style-name="GlossaryEntry"><text:span text:style-name="CodeBold">bs</text:span> [<text:span text:style-name="Operand">address</text:span>]</text:p>
      <text:p text:style-name="GlossaryText">Set breakpoint at the location specified by the current value of <text:span text:style-name="CodeBold">ip</text:span> or at the specified <text:span text:style-name="Operand">address</text:span>. (IA-64 code only). See "<text:reference-ref text:reference-format="text" text:ref-name="SetProgBrkpt"/>" on page <text:reference-ref text:reference-format="page" text:ref-name="SetProgBrkpt"/>.</text:p>
      <text:p text:style-name="P3"><text:span text:style-name="CodeBold">bD</text:span></text:p>
      <text:p text:style-name="GlossaryText">Delete all breakpoints. See "<text:reference-ref text:reference-format="text" text:ref-name="DelProgBrkpt"/>" on page <text:reference-ref text:reference-format="page" text:ref-name="DelProgBrkpt"/>.</text:p>
      <text:p text:style-name="GlossaryEntry"><text:span text:style-name="CodeBold">bd</text:span> <text:span text:style-name="Operand">breakpoint_number</text:span></text:p>
      <text:p text:style-name="GlossaryText">Delete breakpoint <text:span text:style-name="Operand">breakpoint_number</text:span>. Use the <text:span text:style-name="CodeBold">bl</text:span> command to get a list of all breakpoints and their corresponding numbers. See "<text:reference-ref text:reference-format="text" text:ref-name="DelProgBrkpt"/>" on page <text:reference-ref text:reference-format="page" text:ref-name="DelProgBrkpt"/>.</text:p>
      <text:p text:style-name="P3"><text:span text:style-name="CodeBold">bl</text:span></text:p>
      <text:p text:style-name="GlossaryText">Display a list of current breakpoints. See "<text:reference-ref text:reference-format="text" text:ref-name="ListProgBrkpt"/>" on page <text:reference-ref text:reference-format="page" text:ref-name="ListProgBrkpt"/>.</text:p>
      <text:p text:style-name="P3"><text:span text:style-name="CodeBold">cont</text:span></text:p>
      <text:p text:style-name="GlossaryText">Continue simulating the program from the current <text:span text:style-name="CodeBold">ip</text:span> value. Most commonly used after the simulator stops at a breakpoint. See "<text:reference-ref text:reference-format="text" text:ref-name="ProgExec"/>" on page <text:reference-ref text:reference-format="page" text:ref-name="ProgExec"/>.</text:p>
      <text:p text:style-name="GlossaryEntry"><text:span text:style-name="CodeBold">dj</text:span> [<text:span text:style-name="Operand">address</text:span>]</text:p>
      <text:p text:style-name="GlossaryText">Jump the Data Window display to the specified <text:span text:style-name="Operand">address</text:span>. If no <text:span text:style-name="Operand">address</text:span> is given, the window display changes to the previous location, providing a handy way to swap the display between two different parts of memory. See "<text:reference-ref text:reference-format="text" text:ref-name="DataWinCmds"/>" on page <text:reference-ref text:reference-format="page" text:ref-name="DataWinCmds"/>.</text:p>
      <text:p text:style-name="GlossaryEntry"><text:span text:style-name="CodeBold">db</text:span> [<text:span text:style-name="Operand">count</text:span>]</text:p>
      <text:p text:style-name="GlossaryText">Move the Data Window backward <text:span text:style-name="Operand">count</text:span> lines or one windowful if no <text:span text:style-name="Operand">count</text:span> is given. See "<text:reference-ref text:reference-format="text" text:ref-name="DataWinCmds"/>" on page <text:reference-ref text:reference-format="page" text:ref-name="DataWinCmds"/>.</text:p>
      <text:p text:style-name="P3"><text:span text:style-name="CodeBold">dbndl</text:span></text:p>
      <text:p text:style-name="GlossaryText">Display the Data Window contents as instruction bundles. See "<text:reference-ref text:reference-format="text" text:ref-name="DataWinCmds"/>" on page <text:reference-ref text:reference-format="page" text:ref-name="DataWinCmds"/>.</text:p>
      <text:p text:style-name="P3"><text:span text:style-name="CodeBold">dbs </text:span><text:span text:style-name="Operand">address</text:span><text:span text:style-name="CodeBold"> </text:span><text:span text:style-name="Operand">length</text:span><text:span text:style-name="CodeBold"> [r|w|rw]</text:span></text:p>
      <text:p text:style-name="GlossaryText">Set data breakpoint covering the memory area of <text:span text:style-name="Operand">length</text:span> bytes starting at <text:span text:style-name="Operand">address</text:span>. See "<text:reference-ref text:reference-format="text" text:ref-name="SetProgBrkpt"/>" on page <text:reference-ref text:reference-format="page" text:ref-name="SetProgBrkpt"/></text:p>
      <text:p text:style-name="GlossaryEntry">dbD</text:p>
      <text:p text:style-name="GlossaryText">Delete all data breakpoints. See "<text:reference-ref text:reference-format="text" text:ref-name="DelProgBrkpt"/>" on page <text:reference-ref text:reference-format="page" text:ref-name="DelProgBrkpt"/>.</text:p>
      <text:p text:style-name="GlossaryEntry">dbd <text:span text:style-name="Operand">breakpoint_number</text:span></text:p>
      <text:p text:style-name="GlossaryText">Delete data breakpoint <text:span text:style-name="Operand">breakpoint_number</text:span>. Use the <text:span text:style-name="CodeBold">dbl</text:span> command to get a list of all breakpoints and their corresponding numbers. See "<text:reference-ref text:reference-format="text" text:ref-name="DelProgBrkpt"/>" on page <text:reference-ref text:reference-format="page" text:ref-name="DelProgBrkpt"/>.</text:p>
      <text:p text:style-name="GlossaryEntry">dbl</text:p>
      <text:p text:style-name="GlossaryText">Display a list of current data breakpoints. See "<text:reference-ref text:reference-format="text" text:ref-name="ListProgBrkpt"/>" on page <text:reference-ref text:reference-format="page" text:ref-name="ListProgBrkpt"/></text:p>
      <text:p text:style-name="P3"><text:span text:style-name="CodeBold">dd</text:span><text:span text:style-name="T4"> </text:span><text:span text:style-name="Operand">starting_address</text:span><text:span text:style-name="T5"> </text:span><text:span text:style-name="Operand">ending_address</text:span><text:span text:style-name="T5"> [</text:span><text:span text:style-name="Operand">filename</text:span><text:span text:style-name="T5">]</text:span></text:p>
      <text:p text:style-name="GlossaryText"><text:soft-page-break/>Dump memory contents to the screen or to the file given by <text:span text:style-name="Operand">filename</text:span>. The range dumped is between <text:span text:style-name="Operand">starting_address </text:span>and <text:span text:style-name="Operand">ending_address</text:span> inclusive. The dump is formatted as hexadecimal. See "<text:reference-ref text:reference-format="text" text:ref-name="DataWinCmds"/>" on page <text:reference-ref text:reference-format="page" text:ref-name="DataWinCmds"/>.</text:p>
      <text:p text:style-name="P3"><text:span text:style-name="CodeBold">df</text:span><text:span text:style-name="T4"> </text:span><text:span text:style-name="T5">[</text:span><text:span text:style-name="Operand">count</text:span><text:span text:style-name="T5">]</text:span></text:p>
      <text:p text:style-name="GlossaryText">Move the Data Window forward <text:span text:style-name="Operand">count</text:span><text:span text:style-name="T7"> </text:span>lines or one windowful if no <text:span text:style-name="Operand">count</text:span> is given. See "<text:reference-ref text:reference-format="text" text:ref-name="DataWinCmds"/>" on page <text:reference-ref text:reference-format="page" text:ref-name="DataWinCmds"/>.</text:p>
      <text:p text:style-name="P3"><text:span text:style-name="CodeBold">dh</text:span></text:p>
      <text:p text:style-name="GlossaryText">Display Data Window contents in hexadecimal format. See "<text:reference-ref text:reference-format="text" text:ref-name="DataWinCmds"/>" on page <text:reference-ref text:reference-format="page" text:ref-name="DataWinCmds"/>.</text:p>
      <text:p text:style-name="P3"><text:span text:style-name="CodeBold">eval </text:span><text:span text:style-name="Operand">expression_without_spaces+</text:span></text:p>
      <text:p text:style-name="GlossaryText">Evaluate one or more <text:span text:style-name="Operand">expression_without_spaces</text:span> and print the result in an appropriate format, typically hexadecimal, and/or decimal, or symbolically. An <text:span text:style-name="Operand">expression_without_spaces</text:span> can include numbers, registers, internal variables, program-defined symbols, operators, and parentheses for grouping. See "<text:reference-ref text:reference-format="text" text:ref-name="EvalFormula"/>" on page <text:reference-ref text:reference-format="page" text:ref-name="EvalFormula"/>.</text:p>
      <text:p text:style-name="P3"><text:span text:style-name="CodeBold">fr</text:span></text:p>
      <text:p text:style-name="GlossaryText"><text:span text:style-name="ItalicTitle">ski</text:span>: Show the floating point registers in the Register Window. See "<text:reference-ref text:reference-format="text" text:ref-name="RegWinCmds"/>" on page <text:reference-ref text:reference-format="page" text:ref-name="RegWinCmds"/>.</text:p>
      <text:p text:style-name="GlossaryText"><text:span text:style-name="ItalicTitle">xski</text:span>: Toggle the display of the floating point registers pane. See "<text:reference-ref text:reference-format="text" text:ref-name="RegWinCmds"/>" on page <text:reference-ref text:reference-format="page" text:ref-name="RegWinCmds"/>.</text:p>
      <text:p text:style-name="P3"><text:span text:style-name="CodeBold">goto </text:span><text:span text:style-name="Operand">label</text:span></text:p>
      <text:p text:style-name="GlossaryText">Causes execution to continue following the first line in the file which contains the <text:span text:style-name="Operand">label</text:span>. Goto's may be forward or backward. Goto's are valid only in command files. See "<text:reference-ref text:reference-format="text" text:ref-name="GotoCmdLab"/>" on page <text:reference-ref text:reference-format="page" text:ref-name="GotoCmdLab"/>.</text:p>
      <text:p text:style-name="P3"><text:span text:style-name="CodeBold">gr</text:span></text:p>
      <text:p text:style-name="GlossaryText"><text:span text:style-name="ItalicTitle">ski</text:span>: Show the general registers in the Register Window. See "<text:reference-ref text:reference-format="text" text:ref-name="RegWinCmds"/>" on page <text:reference-ref text:reference-format="page" text:ref-name="RegWinCmds"/>.</text:p>
      <text:p text:style-name="GlossaryText"><text:span text:style-name="ItalicTitle">xski</text:span>: Toggle the display of the general registers pane. See "<text:reference-ref text:reference-format="text" text:ref-name="RegWinCmds"/>" on page <text:reference-ref text:reference-format="page" text:ref-name="RegWinCmds"/>.</text:p>
      <text:p text:style-name="GlossaryEntry"><text:span text:style-name="CodeBold">help</text:span> [<text:span text:style-name="Operand">command_name</text:span>]</text:p>
      <text:p text:style-name="GlossaryText">Display a list of the commands Ski recognizes, or, if a <text:span text:style-name="Operand">command_name</text:span> is specified, a syntax description for that command. See "<text:reference-ref text:reference-format="text" text:ref-name="CmdEntry"/>" on page <text:reference-ref text:reference-format="page" text:ref-name="CmdEntry"/>.</text:p>
      <text:p text:style-name="P3"><text:span text:style-name="CodeBold">iar</text:span></text:p>
      <text:p text:style-name="GlossaryText"><text:span text:style-name="ItalicTitle">ski</text:span>: Show the IA-32 registers in the Register Window. See "<text:reference-ref text:reference-format="text" text:ref-name="RegWinCmds"/>" on page <text:reference-ref text:reference-format="page" text:ref-name="RegWinCmds"/>.</text:p>
      <text:p text:style-name="GlossaryText"><text:span text:style-name="ItalicTitle">xski</text:span>: Toggle the display of the IA-32 registers pane. See "<text:reference-ref text:reference-format="text" text:ref-name="RegWinCmds"/>" on page <text:reference-ref text:reference-format="page" text:ref-name="RegWinCmds"/>.</text:p>
      <text:p text:style-name="P3"><text:span text:style-name="CodeBold">iabs</text:span><text:span text:style-name="T5"> [</text:span><text:span text:style-name="Operand">address</text:span><text:span text:style-name="T5">]</text:span></text:p>
      <text:p text:style-name="GlossaryText">Set IA-32 breakpoint at <text:span text:style-name="Operand">address</text:span> or at the current value of <text:span text:style-name="CodeBold">ip</text:span> if <text:span text:style-name="Operand">address</text:span> is omitted. (IA-32 code only) See <text:s/>"<text:reference-ref text:reference-format="text" text:ref-name="SetProgBrkpt"/>" on page <text:reference-ref text:reference-format="page" text:ref-name="SetProgBrkpt"/>.</text:p>
      <text:p text:style-name="GlossaryEntry"><text:span text:style-name="CodeBold">iaload</text:span> <text:span text:style-name="Operand">filename</text:span> <text:span text:style-name="Operand">address</text:span> [<text:span text:style-name="Operand">mapfile</text:span> [<text:span text:style-name="Operand">args</text:span>]<text:span text:style-name="T8">+</text:span>]</text:p>
      <text:p text:style-name="GlossaryText">Prepare for IA-32 application-mode simulation: Load an IA-32 executable file (<text:span text:style-name="Code">.com</text:span> or <text:span text:style-name="Code">.exe</text:span>) and prepare to pass the program <text:span text:style-name="Operand">args</text:span> using the MS-DOS command line parameter mechanism. <text:span text:style-name="Operand">address</text:span> specifies where to load the program. <text:span text:style-name="Operand">mapfile</text:span> provides Ski with the mapping between program-defined symbols and their addresses and must specify an ASCII text file exactly compatible with mapfiles produced by the Microsoft "ML" linker. See "<text:reference-ref text:reference-format="text" text:ref-name="HowLoadProg"/>" on page <text:reference-ref text:reference-format="page" text:ref-name="HowLoadProg"/>.</text:p>
      <text:p text:style-name="P3"><text:soft-page-break/><text:span text:style-name="CodeBold">if </text:span><text:span text:style-name="Operand">expression_without_spaces true_command</text:span><text:span text:style-name="T5"> [</text:span><text:span text:style-name="CodeBold">:</text:span><text:span text:style-name="T4"> </text:span><text:span text:style-name="Operand">false_command</text:span><text:span text:style-name="T5">]</text:span></text:p>
      <text:p text:style-name="GlossaryText">Execute <text:span text:style-name="Operand">true_command</text:span> if the <text:span text:style-name="Operand">expression_without_spaces</text:span> evaluates to a non-zero value, <text:span text:style-name="Operand">false_command</text:span> if it evaluates to zero. See "<text:reference-ref text:reference-format="text" text:ref-name="IfCmd"/>" on page <text:reference-ref text:reference-format="page" text:ref-name="IfCmd"/>.</text:p>
      <text:p text:style-name="P3"><text:span text:style-name="CodeBold">isyms</text:span><text:span text:style-name="T5"> [</text:span><text:span text:style-name="Operand">filename</text:span><text:span text:style-name="T5">]</text:span></text:p>
      <text:p text:style-name="GlossaryText">Write internal symbols to the screen or to the file given by <text:span text:style-name="Operand">filename</text:span>. See "<text:reference-ref text:reference-format="text" text:ref-name="SymTablCmd"/>" on page <text:reference-ref text:reference-format="page" text:ref-name="SymTablCmd"/>.</text:p>
      <text:p text:style-name="P3"><text:span text:style-name="CodeBold">load </text:span><text:span text:style-name="Operand">filename</text:span><text:span text:style-name="T5"> [</text:span><text:span text:style-name="Operand">args</text:span><text:span text:style-name="T5">]</text:span><text:span text:style-name="T6">+</text:span></text:p>
      <text:p text:style-name="GlossaryText">Prepare for IA-64 application-mode simulation: Load the IA-64 ELF executable program file given by <text:span text:style-name="Operand">filename</text:span> and prepare to pass the program <text:span text:style-name="Operand">args</text:span> using the C language argc/argv parameter mechanism. See "<text:reference-ref text:reference-format="text" text:ref-name="HowLoadProg"/>" on page <text:reference-ref text:reference-format="page" text:ref-name="HowLoadProg"/>.</text:p>
      <text:p text:style-name="P3"><text:span text:style-name="CodeBold">pj</text:span><text:span text:style-name="T5"> [</text:span><text:span text:style-name="Operand">address</text:span><text:span text:style-name="T5">]</text:span></text:p>
      <text:p text:style-name="GlossaryText">Jump the Program Window display to the specified <text:span text:style-name="Operand">address</text:span>. If no <text:span text:style-name="Operand">address</text:span> is given, the window display changes to the previous location, providing a handy way to swap the display between two different parts of the program. See "<text:reference-ref text:reference-format="text" text:ref-name="SumProgWinCmd"/>" on page <text:reference-ref text:reference-format="page" text:ref-name="SumProgWinCmd"/>.</text:p>
      <text:p text:style-name="P3"><text:span text:style-name="CodeBold">pa</text:span></text:p>
      <text:p text:style-name="GlossaryText">Display the program in assembly language format only. (IA-64 only) See "<text:reference-ref text:reference-format="text" text:ref-name="SumProgWinCmd"/>" on page <text:reference-ref text:reference-format="page" text:ref-name="SumProgWinCmd"/>.</text:p>
      <text:p text:style-name="P3"><text:span text:style-name="CodeBold">pb</text:span><text:span text:style-name="T5"> [</text:span><text:span text:style-name="Operand">count</text:span><text:span text:style-name="T5">]</text:span></text:p>
      <text:p text:style-name="GlossaryText">Move the Program Window backward <text:span text:style-name="Operand">count</text:span> IA-64 bundles or IA-32 instructions, or one windowful less one bundle or instruction if no <text:span text:style-name="Operand">count</text:span> is given. See "<text:reference-ref text:reference-format="text" text:ref-name="SumProgWinCmd"/>" on page <text:reference-ref text:reference-format="page" text:ref-name="SumProgWinCmd"/>.</text:p>
      <text:p text:style-name="P3"><text:span text:style-name="CodeBold">pd</text:span><text:span text:style-name="T5"> </text:span><text:span text:style-name="Operand">starting_address</text:span><text:span text:style-name="T5"> </text:span><text:span text:style-name="Operand">ending_address</text:span><text:span text:style-name="T5"> [</text:span><text:span text:style-name="Operand">filename</text:span><text:span text:style-name="T5">]</text:span></text:p>
      <text:p text:style-name="GlossaryText">Dump memory to the screen or to the file given by <text:span text:style-name="Operand">filename</text:span>. The range dumped is between <text:span text:style-name="Operand">starting_address</text:span><text:span text:style-name="T7"> </text:span>and <text:span text:style-name="Operand">ending_address</text:span> inclusive. The dump is formatted as disassembled instructions, without source code. See "<text:reference-ref text:reference-format="text" text:ref-name="SumProgWinCmd"/>" on page <text:reference-ref text:reference-format="page" text:ref-name="SumProgWinCmd"/>..</text:p>
      <text:p text:style-name="P3"><text:span text:style-name="CodeBold">pf</text:span><text:span text:style-name="T5"> [</text:span><text:span text:style-name="Operand">count</text:span><text:span text:style-name="T5">]</text:span></text:p>
      <text:p text:style-name="GlossaryText">Move the Program Window forward <text:span text:style-name="Operand">count</text:span> IA-64 bundles or IA-32 instructions, or one windowful less one bundle or instruction if no <text:span text:style-name="Operand">count</text:span> is given. See "<text:reference-ref text:reference-format="text" text:ref-name="SumProgWinCmd"/>" on page <text:reference-ref text:reference-format="page" text:ref-name="SumProgWinCmd"/>.</text:p>
      <text:p text:style-name="P3"><text:span text:style-name="CodeBold">pm</text:span></text:p>
      <text:p text:style-name="GlossaryText">Display an IA-64 program in both source and assembly form. The source code file must be available to the simulator in the location recorded in the executable file when this command is issued. The source code is displayed for convenience; it cannot be modified or interacted with. Mixed display may not be useful if a high degree of optimization was applied during compilation. (IA-64 only) See "<text:reference-ref text:reference-format="text" text:ref-name="SumProgWinCmd"/>" on page <text:reference-ref text:reference-format="page" text:ref-name="SumProgWinCmd"/>.</text:p>
      <text:p text:style-name="P3"><text:span text:style-name="CodeBold">quit</text:span><text:span text:style-name="T5"> [</text:span><text:span text:style-name="Operand">return_value_for_shell</text:span><text:span text:style-name="T5">]</text:span></text:p>
      <text:p text:style-name="GlossaryText">Quit the simulator. If no <text:span text:style-name="Operand">return_value_for_shell</text:span> is given, a zero value is returned to the shell. Return values are useful in shell script programming. See "<text:reference-ref text:reference-format="text" text:ref-name="QuitSki"/>" on page <text:reference-ref text:reference-format="page" text:ref-name="QuitSki"/>.</text:p>
      <text:p text:style-name="P3"><text:span text:style-name="CodeBold">run</text:span></text:p>
      <text:p text:style-name="GlossaryText">Simulate the program<text:span text:style-name="T3"> on current processor</text:span>. Using the C language argc/argv mechanism, Ski will pass the program a copy of the command line parameters Ski received on its command line, or, if specified, the command line parameters provided with the <text:span text:style-name="CodeBold">load</text:span> and <text:span text:style-name="CodeBold">iaload</text:span> commands. See "<text:reference-ref text:reference-format="text" text:ref-name="ProgExec"/>" on page <text:reference-ref text:reference-format="page" text:ref-name="ProgExec"/>.</text:p>
      <text:p text:style-name="P3"><text:span text:style-name="CodeBold">rest</text:span><text:span text:style-name="T5"> </text:span><text:span text:style-name="Operand">filename</text:span></text:p>
      <text:p text:style-name="GlossaryText">Restore the state of a simulated processor from the specified file and prepare to resume a suspended simulation. <text:soft-page-break/>Only the registers and memory of the simulated processor are restored; state information private to the simulator such as cycle counts is not restored. See "<text:reference-ref text:reference-format="text" text:ref-name="SavResSimStat"/>" on page <text:reference-ref text:reference-format="page" text:ref-name="SavResSimStat"/>.</text:p>
      <text:p text:style-name="P3"><text:span text:style-name="CodeBold">rf</text:span><text:span text:style-name="T5"> [</text:span><text:span text:style-name="Operand">count</text:span><text:span text:style-name="T5">]</text:span></text:p>
      <text:p text:style-name="GlossaryText">Moves the Register Window "forward" (scroll down) through the currently-displayed register set. The Register Window is scrolled <text:span text:style-name="Operand">count</text:span> lines. If <text:span text:style-name="Operand">count</text:span> is omitted, the Register Window scrolls down one windowful less one line, i.e. the last line of the old window is displayed as the first line of the new window. (<text:span text:style-name="ItalicTitle">ski</text:span> only) See "<text:reference-ref text:reference-format="text" text:ref-name="SkiRegWinCmd"/>" on page <text:reference-ref text:reference-format="page" text:ref-name="SkiRegWinCmd"/>.</text:p>
      <text:p text:style-name="P3"><text:span text:style-name="CodeBold">rb</text:span><text:span text:style-name="T5"> [</text:span><text:span text:style-name="Operand">count</text:span><text:span text:style-name="T5">]</text:span></text:p>
      <text:p text:style-name="GlossaryText">Moves the Register Window "backward" (scroll up) through the currently-displayed register set. The Register Window is scrolled <text:span text:style-name="Operand">count</text:span> lines. If <text:span text:style-name="Operand">count</text:span> is omitted, the Register Window scrolls up one windowful less one line, i.e. the first line of the old window is displayed as the last line of the new window. (<text:span text:style-name="ItalicTitle">ski</text:span> only) See "<text:reference-ref text:reference-format="text" text:ref-name="SkiRegWinCmd"/>" on page <text:reference-ref text:reference-format="page" text:ref-name="SkiRegWinCmd"/>.</text:p>
      <text:p text:style-name="P3"><text:span text:style-name="CodeBold">rd</text:span><text:span text:style-name="T5"> [</text:span><text:span text:style-name="Operand">filename</text:span><text:span text:style-name="T5">]</text:span></text:p>
      <text:p text:style-name="GlossaryText">Dump the Register Window to the screen or to the file given by <text:span text:style-name="Operand">filename</text:span>. See "<text:reference-ref text:reference-format="text" text:ref-name="RegWinCmds"/>" on page <text:reference-ref text:reference-format="page" text:ref-name="RegWinCmds"/>.</text:p>
      <text:p text:style-name="P3"><text:span text:style-name="CodeBold">romload</text:span><text:span text:style-name="T5"> </text:span><text:span text:style-name="Operand">filename</text:span><text:span text:style-name="T5"> </text:span><text:span text:style-name="Operand">address</text:span><text:span text:style-name="T5"> [</text:span><text:span text:style-name="Operand">mapfile</text:span><text:span text:style-name="T5">]</text:span></text:p>
      <text:p text:style-name="GlossaryText">Load an MS-DOS <text:span text:style-name="Code">.com</text:span>-format file for IA-64, IA-32, or mixed system-mode simulation. <text:span text:style-name="Operand">address</text:span> specifies where to load the program. <text:span text:style-name="Operand">mapfile</text:span> provides Ski with the mapping between program-defined symbols and their addresses and must specify an ASCII text file exactly compatible with mapfiles produced by the Microsoft "ML" linker. See <text:s/>"<text:reference-ref text:reference-format="text" text:ref-name="HowLoadProg"/>" on page <text:reference-ref text:reference-format="page" text:ref-name="HowLoadProg"/>.</text:p>
      <text:p text:style-name="GlossaryEntry"><text:span text:style-name="CodeBold">step</text:span> [<text:span text:style-name="Operand">count</text:span></text:p>
      <text:p text:style-name="GlossaryText">Execute <text:span text:style-name="Operand">count</text:span> instructions or, if no <text:span text:style-name="Operand">count</text:span> is specified, one instruction. See "<text:reference-ref text:reference-format="text" text:ref-name="ProgExec"/>" on page <text:reference-ref text:reference-format="page" text:ref-name="ProgExec"/>.</text:p>
      <text:p text:style-name="GlossaryEntry"><text:span text:style-name="CodeBold">step</text:span><text:span text:style-name="T8"> </text:span><text:span text:style-name="CodeBold">until</text:span><text:span text:style-name="T8"> </text:span><text:span text:style-name="Operand">expression_without_spaces</text:span></text:p>
      <text:p text:style-name="GlossaryText">Execute instructions until the <text:span text:style-name="Operand">expression_without_spaces</text:span> has a non-zero value. See "<text:reference-ref text:reference-format="text" text:ref-name="ProgExec"/>" on page <text:reference-ref text:reference-format="page" text:ref-name="ProgExec"/>.</text:p>
      <text:p text:style-name="GlossaryEntry"><text:span text:style-name="CodeBold">save</text:span> <text:span text:style-name="Operand">filename</text:span></text:p>
      <text:p text:style-name="GlossaryText">Save the state of a simulated processor in the file given by <text:span text:style-name="Operand">filename</text:span>. Only the registers and memory of the simulated processor are saved; state information private to the simulator such as cycle counts is not saved. See "<text:reference-ref text:reference-format="text" text:ref-name="SavResSimStat"/>" on page <text:reference-ref text:reference-format="page" text:ref-name="SavResSimStat"/>.</text:p>
      <text:p text:style-name="P3"><text:span text:style-name="CodeBold">sdt</text:span></text:p>
      <text:p text:style-name="GlossaryText">Show the Data Translation Lookaside Buffer (DTLB) (system-mode only). See "<text:reference-ref text:reference-format="text" text:ref-name="SymTablCmd"/>" on page <text:reference-ref text:reference-format="page" text:ref-name="SymTablCmd"/>.</text:p>
      <text:p text:style-name="GlossaryEntry"><text:span text:style-name="CodeBold">sit</text:span> </text:p>
      <text:p text:style-name="GlossaryText">Show Instruction Translation Lookaside Buffer (ITLB) (system-mode only). See "<text:reference-ref text:reference-format="text" text:ref-name="SymTablCmd"/>" on page <text:reference-ref text:reference-format="page" text:ref-name="SymTablCmd"/>.</text:p>
      <text:p text:style-name="P3"><text:span text:style-name="CodeBold">sr</text:span></text:p>
      <text:p text:style-name="GlossaryText"><text:span text:style-name="ItalicTitle">ski</text:span>: Show the system registers (Control Registers, Region Registers, Debug Registers, Protection Key Registers, Data Breakpoint Registers, Instruction Breakpoint Registers, Performance Monitor Configuration Registers, Performance Monitor Data Registers) in the Register Window. See "<text:reference-ref text:reference-format="text" text:ref-name="RegWinCmds"/>" on page <text:reference-ref text:reference-format="page" text:ref-name="RegWinCmds"/>.</text:p>
      <text:p text:style-name="GlossaryText"><text:span text:style-name="ItalicTitle">xski</text:span>: Toggle the display of the system registers pane. See "<text:reference-ref text:reference-format="text" text:ref-name="RegWinCmds"/>" on page <text:reference-ref text:reference-format="page" text:ref-name="RegWinCmds"/>.</text:p>
      <text:p text:style-name="P3"><text:soft-page-break/><text:span text:style-name="CodeBold">symlist</text:span><text:span text:style-name="T5"> [</text:span><text:span text:style-name="Operand">filename</text:span><text:span text:style-name="T5">]</text:span></text:p>
      <text:p text:style-name="GlossaryText">Write program-defined symbols to the screen or to the file given by <text:span text:style-name="Operand">filename</text:span>. See "<text:reference-ref text:reference-format="text" text:ref-name="SymTablCmd"/>" on page <text:reference-ref text:reference-format="page" text:ref-name="SymTablCmd"/>.</text:p>
      <text:p text:style-name="P3"><text:span text:style-name="CodeBold">ur</text:span></text:p>
      <text:p text:style-name="GlossaryText"><text:span text:style-name="ItalicTitle">ski</text:span>: Show the user registers (Predicate Registers, Branch Registers, Application Registers, Instruction Pointer, User Mask) in the Register Window. See "<text:reference-ref text:reference-format="text" text:ref-name="RegWinCmds"/>" on page <text:reference-ref text:reference-format="page" text:ref-name="RegWinCmds"/>.</text:p>
      <text:p text:style-name="GlossaryText"><text:span text:style-name="ItalicTitle">xski</text:span>: Toggle the display of the user registers pane. See "<text:reference-ref text:reference-format="text" text:ref-name="RegWinCmds"/>" on page <text:reference-ref text:reference-format="page" text:ref-name="RegWinCmds"/>.</text:p>
      <text:p text:style-name="P4"><text:span text:style-name="CodeBold"><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next-style-name="ListCont" style:class="list">
      <style:paragraph-properties fo:margin-left="0.25in" fo:margin-right="0in" fo:margin-top="0in" fo:margin-bottom="0.0835in" style:line-height-at-least="0.1665in" fo:text-align="justify" style:justify-single-word="false" fo:text-indent="-0.1252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_31_stAlpha2ndLevel"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next-style-name="_31_stAlpha2ndLevel"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next-style-name="_31_stAlpha2ndLevel"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next-style-name="_31_stAlpha2ndLevel">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next-style-name="_31_stAlpha2ndLevel">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Body"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next-style-name="_31_stAlpha2ndLevel">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next-style-name="_31_stAlpha2ndLevel">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Q"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next-style-name="_31_stAlpha2ndLevel">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next-style-name="_31_stAlpha2ndLevel">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next-style-name="_31_stAlpha2ndLevel">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IX"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next-style-name="_31_stAlpha2ndLevel">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next-style-name="_31_stAlpha2ndLevel">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next-style-name="_31_stAlpha2ndLevel">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next-style-name="_31_stAlpha2ndLevel">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Cell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next-style-name="_31_stAlpha2ndLevel">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next-style-name="_31_stAlpha2ndLevel">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next-style-name="_31_stAlpha2ndLevel">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next-style-name="_31_stAlpha2ndLevel">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next-style-name="_31_stAlpha2ndLevel">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Apx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M"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f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Body">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Apx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Bullet" style:family="paragraph" style:next-style-name="_31_stAlpha2ndLevel">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next-style-name="_31_stAlpha2ndLevel">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next-style-name="_31_stAlpha2ndLevel">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next-style-name="_31_stAlpha2ndLevel">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next-style-name="_31_stAlpha2ndLevel">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InstFieldRange"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ellHeading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next-style-name="_31_stAlpha2ndLevel">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next-style-name="_31_stAlpha2ndLevel">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next-style-name="_31_stAlpha2ndLevel">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next-style-name="_31_stAlpha2ndLevel">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next-style-name="_31_stAlpha2ndLevel">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next-style-name="_31_stAlpha2ndLevel">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next-style-name="_31_stAlpha2ndLevel">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next-style-name="_31_stAlpha2ndLevel">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Anchor" style:family="paragraph" style:next-style-name="_31_stAlpha2ndLevel">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138in solid #000000" style:shadow="none">
        <style:tab-stops>
          <style:tab-stop style:position="2in"/>
        </style:tab-stops>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llustration" style:family="paragraph" style:parent-style-name="Caption" style:class="extra"/>
    <style:style style:name="Label" style:family="paragraph">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note_20_Symbol" style:display-name="Footnote Symbol" style:family="text"/>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SmallInstSection" style:family="text">
      <style:text-properties fo:font-variant="normal" fo:text-transform="none" fo:color="#000000" style:text-line-through-style="none" style:text-position="0% 100%" style:font-name="Helvetica" fo:font-size="7pt" fo:letter-spacing="normal" fo:font-style="normal" style:text-underline-style="none" fo:font-weight="bold" style:font-name-asian="Helvetica" style:font-size-asian="7pt" style:font-style-asian="normal" style:font-weight-asian="bold" style:font-name-complex="Helvetica" style:font-size-complex="7pt"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Helvetica" fo:font-size="16pt" fo:font-style="normal" style:text-underline-style="none"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A&#9;"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style style:name="T3" style:family="text">
      <style:text-properties fo:font-variant="normal" fo:text-transform="none" style:text-position="0% 100%" text:display="true"/>
    </style:style>
    <style:page-layout style:name="pm1">
      <style:page-layout-properties fo:page-width="8.5in" fo:page-height="11in" style:num-format="1"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Draft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text:span text:style-name="T3"> Draft (</text:span></text:span><text:span text:style-name="DraftNoticeChar"><text:span text:style-name="T3"><text:user-field-get text:name="SAVEDATE  \@ &quot;M'/'d'/'yy&quot;">9 Oct 07</text:user-field-get></text:span></text:span><text:span text:style-name="DraftNoticeChar"><text:span text:style-name="T3">)</text:span></text:span></text:p>
      </style:header-left>
      <style:footer>
        <text:p text:style-name="P1">Copyright © 2000 Hewlett-Packard Co.<text:tab/><text:tab/><text:chapter text:display="number-and-name" text:outline-level="1"/>-<text:page-number style:num-format="1" text:select-page="current"/></text:p>
      </style:footer>
      <style:footer-left>
        <text:p text:style-name="P2"><text:chapter text:display="number-and-name" text:outline-level="1"/>-<text:page-number style:num-format="1" text:select-page="current"/><text:tab/><text:tab/>Copyright © 2000 Hewlett-Packard Co.</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09:30</meta:creation-date>
    <dc:creator>Lorna Vallad</dc:creator>
    <dc:date>2007-12-13T14:22:44</dc:date>
    <meta:editing-cycles>26</meta:editing-cycles>
    <meta:editing-duration>PT3H37M6S</meta:editing-duration>
    <meta:user-defined meta:name="Info 1"/>
    <meta:user-defined meta:name="Info 2"/>
    <meta:user-defined meta:name="Info 3"/>
    <meta:user-defined meta:name="Info 4"/>
    <meta:document-statistic meta:table-count="0" meta:image-count="0" meta:object-count="0" meta:page-count="6" meta:paragraph-count="122" meta:word-count="2024" meta:character-count="12252"/>
  </office:meta>
</office:document-meta>
</file>